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000000558147E405714D008DA.png" manifest:media-type="image/png"/>
  <manifest:file-entry manifest:full-path="Pictures/10000000000004E000000588285C0F0673B9AF09.png" manifest:media-type="image/png"/>
  <manifest:file-entry manifest:full-path="Pictures/10000000000004E000000554C0E9DFA2B067CB44.png" manifest:media-type="image/png"/>
  <manifest:file-entry manifest:full-path="Pictures/10000000000004E000000552ABF6A653CF917350.png" manifest:media-type="image/png"/>
  <manifest:file-entry manifest:full-path="Pictures/10000000000004E000000470A7A5AB272487C894.png" manifest:media-type="image/png"/>
  <manifest:file-entry manifest:full-path="Pictures/10000000000004E000000552B718B8B0BBECF7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in">
        <style:tab-stops>
          <style:tab-stop style:position="0.4862in"/>
        </style:tab-stops>
      </style:paragraph-properties>
    </style:style>
    <style:style style:name="P2" style:family="paragraph" style:parent-style-name="Standard">
      <style:paragraph-properties fo:line-height="0.1272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1299in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0138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5" style:family="paragraph" style:parent-style-name="Standard">
      <style:paragraph-properties style:line-height-at-least="0in" fo:text-align="center" style:justify-single-word="false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6" style:family="paragraph" style:parent-style-name="Standard" style:master-page-name="Standard">
      <style:paragraph-properties style:line-height-at-least="0in" style:page-number="auto">
        <style:tab-stops>
          <style:tab-stop style:position="0.4862in"/>
        </style:tab-stops>
      </style:paragraph-properties>
    </style:style>
    <style:style style:name="P7" style:family="paragraph" style:parent-style-name="Standard" style:list-style-name="" style:master-page-name="Convert_20_1">
      <style:paragraph-properties style:page-number="auto"/>
      <style:text-properties style:font-name="Times New Roman" fo:font-size="12pt" style:font-name-asian="Times New Roman" style:font-size-asian="12pt" style:font-name-complex="Times New Roman"/>
    </style:style>
    <style:style style:name="P8" style:family="paragraph" style:parent-style-name="Standard" style:list-style-name="" style:master-page-name="Convert_20_2">
      <style:paragraph-properties style:page-number="auto"/>
      <style:text-properties style:font-name="Times New Roman" fo:font-size="12pt" style:font-name-asian="Times New Roman" style:font-size-asian="12pt" style:font-name-complex="Times New Roman"/>
    </style:style>
    <style:style style:name="P9" style:family="paragraph" style:parent-style-name="Standard" style:list-style-name="" style:master-page-name="Convert_20_3">
      <style:paragraph-properties style:page-number="auto"/>
      <style:text-properties style:font-name="Times New Roman" fo:font-size="12pt" style:font-name-asian="Times New Roman" style:font-size-asian="12pt" style:font-name-complex="Times New Roman"/>
    </style:style>
    <style:style style:name="P10" style:family="paragraph" style:parent-style-name="Standard" style:list-style-name="" style:master-page-name="Convert_20_5">
      <style:paragraph-properties style:page-number="auto"/>
      <style:text-properties style:font-name="Times New Roman" fo:font-size="12pt" style:font-name-asian="Times New Roman" style:font-size-asian="12pt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2pt" style:font-name-asian="Times New Roman" style:font-size-asian="12pt" style:font-name-complex="Times New Roman"/>
    </style:style>
    <style:style style:name="T3" style:family="text">
      <style:text-properties style:font-name="Times New Roman" fo:font-size="12pt" officeooo:rsid="000a5619" style:font-name-asian="Times New Roman" style:font-size-asian="12pt" style:font-name-complex="Times New Roman"/>
    </style:style>
    <style:style style:name="T4" style:family="text">
      <style:text-properties style:font-name="Times New Roman" fo:font-size="11.5pt" style:font-name-asian="Times New Roman" style:font-size-asian="11.5pt" style:font-name-complex="Times New Roman"/>
    </style:style>
    <style:style style:name="T5" style:family="text">
      <style:text-properties style:font-name="Times New Roman" fo:font-size="11.5pt" officeooo:rsid="000a5619" style:font-name-asian="Times New Roman" style:font-size-asian="11.5pt" style:font-name-complex="Times New Roman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page1"/><text:span text:style-name="T2">Nama</text:span><text:span text:style-name="T1"><text:tab/></text:span><text:span text:style-name="T4">: </text:span><text:span text:style-name="T5">Tyas Melani</text:span></text:p>
      <text:p text:style-name="P2"/>
      <text:p text:style-name="P1"><text:span text:style-name="T2">NIM<text:tab/>: L2001701</text:span><text:span text:style-name="T3">11</text:span></text:p>
      <text:p text:style-name="P3"/>
      <text:p text:style-name="P5">MODUL 10 Kegiatan</text:p>
      <text:p text:style-name="P4"><draw:frame draw:style-name="fr1" draw:name="Image1" text:anchor-type="char" svg:x="0in" svg:y="0.1311in" svg:width="6.5in" svg:height="5.9165in" draw:z-index="0"><draw:image xlink:href="Pictures/10000000000004E000000470A7A5AB272487C894.png" xlink:type="simple" xlink:show="embed" xlink:actuate="onLoad" loext:mime-type="image/png"/></draw:frame></text:p>
      <text:p text:style-name="P7"><draw:frame draw:style-name="fr2" draw:name="Image2" text:anchor-type="char" svg:x="1in" svg:y="1in" svg:width="6.5in" svg:height="7.0953in" draw:z-index="1"><draw:image xlink:href="Pictures/10000000000004E000000552B718B8B0BBECF776.png" xlink:type="simple" xlink:show="embed" xlink:actuate="onLoad" loext:mime-type="image/png"/></draw:frame><text:bookmark text:name="page2"/></text:p>
      <text:p text:style-name="P8"><draw:frame draw:style-name="fr2" draw:name="Image3" text:anchor-type="char" svg:x="1in" svg:y="1in" svg:width="6.5in" svg:height="7.0953in" draw:z-index="2"><draw:image xlink:href="Pictures/10000000000004E000000552ABF6A653CF917350.png" xlink:type="simple" xlink:show="embed" xlink:actuate="onLoad" loext:mime-type="image/png"/></draw:frame><text:bookmark text:name="page3"/></text:p>
      <text:p text:style-name="P9"><draw:frame draw:style-name="fr2" draw:name="Image4" text:anchor-type="char" svg:x="1in" svg:y="1in" svg:width="6.5in" svg:height="7.1047in" draw:z-index="3"><draw:image xlink:href="Pictures/10000000000004E000000554C0E9DFA2B067CB44.png" xlink:type="simple" xlink:show="embed" xlink:actuate="onLoad" loext:mime-type="image/png"/></draw:frame><text:bookmark text:name="page4"/></text:p>
      <text:p text:style-name="P10"><draw:frame draw:style-name="fr2" draw:name="Image5" text:anchor-type="char" svg:x="1in" svg:y="1in" svg:width="6.5in" svg:height="7.1264in" draw:z-index="4"><draw:image xlink:href="Pictures/10000000000004E000000558147E405714D008DA.png" xlink:type="simple" xlink:show="embed" xlink:actuate="onLoad" loext:mime-type="image/png"/></draw:frame><draw:frame draw:style-name="fr2" draw:name="Image6" text:anchor-type="char" svg:x="1in" svg:y="1in" svg:width="6.5in" svg:height="7.3752in" draw:z-index="5"><draw:image xlink:href="Pictures/10000000000004E000000588285C0F0673B9AF09.png" xlink:type="simple" xlink:show="embed" xlink:actuate="onLoad" loext:mime-type="image/png"/></draw:frame><text:bookmark text:name="page6"/><text:bookmark text:name="page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929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6075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2"/>
    <style:master-page style:name="Convert_20_3" style:display-name="Convert 3" style:page-layout-name="Mpm2"/>
    <style:master-page style:name="Convert_20_4" style:display-name="Convert 4" style:page-layout-name="Mpm2"/>
    <style:master-page style:name="Convert_20_5" style:display-name="Convert 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8T16:41:39.141478031</dc:date>
    <meta:editing-duration>PT1M34S</meta:editing-duration>
    <meta:editing-cycles>1</meta:editing-cycles>
    <meta:document-statistic meta:table-count="0" meta:image-count="6" meta:object-count="0" meta:page-count="5" meta:paragraph-count="3" meta:word-count="10" meta:character-count="51" meta:non-whitespace-character-count="44"/>
    <meta:generator>LibreOffice/6.0.7.3$Linux_X86_64 LibreOffice_project/00m0$Build-3</meta:generator>
  </office:meta>
</office:document-meta>
</file>